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1EAD8D99531DB9050C.png" manifest:media-type="image/png"/>
  <manifest:file-entry manifest:full-path="Pictures/10000201000003200000052E23C6F0653AFCF712.png" manifest:media-type="image/png"/>
  <manifest:file-entry manifest:full-path="Pictures/1000020100000320000005E63FA341F3D58BF165.png" manifest:media-type="image/png"/>
  <manifest:file-entry manifest:full-path="Pictures/10000000000000D0000000EFBEF6780013CC29B8.png" manifest:media-type="image/png"/>
  <manifest:file-entry manifest:full-path="Pictures/10000201000001CB000000FA418E5278C414847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a0a0a2" draw:opacity="5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465a4" draw:stroke-linejoin="round" draw:fill="solid" draw:fill-color="#a0a0a2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0cm, 4.275cm)" draw:image-opacity="100%" style:mirror="none"/>
    </style:style>
    <style:style style:name="gr8" style:family="graphic" style:parent-style-name="standard">
      <style:graphic-properties draw:stroke="none" svg:stroke-width="0cm" draw:fill="solid" draw:fill-color="#ffffff" draw:opacity="41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>
      <style:graphic-properties style:protect="siz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729fc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a0a0a2" draw:opacity="50%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 draw:opacity="41%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1" fo:font-size="14pt" fo:letter-spacing="normal" fo:font-style="normal" style:text-underline-style="none" fo:font-weight="normal" style:font-name-asian="Montserrat1" style:font-size-asian="14pt" style:font-style-asian="normal" style:font-weight-asian="normal" style:font-name-complex="Montserrat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9;p14" draw:style-name="gr1" draw:text-style-name="P1" draw:layer="layout" svg:width="1.546cm" svg:height="1.014cm" svg:x="11.924cm" svg:y="3.935cm">
          <text:p/>
          <draw:enhanced-geometry draw:mirror-horizontal="false" draw:mirror-vertical="false" drawooo:sub-view-size="1550 1018" draw:text-areas="0 0 ?f0 ?f1" svg:viewBox="0 0 0 0" draw:type="ooxml-non-primitive" draw:enhanced-path="M 0 254 L 1161 254 1161 0 1549 508 1161 1017 1161 762 0 762 0 254 N">
            <draw:equation draw:name="f0" draw:formula="logwidth"/>
            <draw:equation draw:name="f1" draw:formula="logheight"/>
          </draw:enhanced-geometry>
        </draw:custom-shape>
        <draw:frame draw:name="Google Shape;60;p14" draw:style-name="gr2" draw:text-style-name="P2" draw:layer="layout" svg:width="1.822cm" svg:height="0.99cm" svg:x="11.786cm" svg:y="1.244cm">
          <draw:image xlink:href="Pictures/10000201000001CB000000FA418E5278C414847A.png" xlink:type="simple" xlink:show="embed" xlink:actuate="onLoad">
            <text:p/>
          </draw:image>
        </draw:frame>
        <draw:custom-shape draw:name="Google Shape;61;p14" draw:style-name="gr3" draw:text-style-name="P4" draw:layer="layout" svg:width="3.067cm" svg:height="0.698cm" svg:x="11.244cm" svg:y="0.251cm">
          <text:p text:style-name="P3"><text:span text:style-name="T1">Indu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4" draw:layer="layout" svg:width="1.306cm" svg:height="0.829cm" svg:x="12.124cm" svg:y="3.354cm">
          <text:p text:style-name="P5"><text:span text:style-name="T1">F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1" draw:text-style-name="P1" draw:layer="layout" svg:width="1.306cm" svg:height="1.014cm" draw:transform="rotate (-3.14159265358979) translate (14.385cm 10.577cm)">
          <text:p/>
          <draw:enhanced-geometry draw:mirror-horizontal="true" draw:mirror-vertical="false" drawooo:sub-view-size="1310 1018" draw:text-areas="0 0 ?f0 ?f1" svg:viewBox="0 0 0 0" draw:type="ooxml-non-primitive" draw:enhanced-path="M 0 763 L 981 763 981 1017 1309 509 981 0 981 255 0 255 0 763 N">
            <draw:equation draw:name="f0" draw:formula="logwidth"/>
            <draw:equation draw:name="f1" draw:formula="logheight"/>
          </draw:enhanced-geometry>
        </draw:custom-shape>
        <draw:custom-shape draw:name="Google Shape;64;p14" draw:style-name="gr4" draw:text-style-name="P6" draw:layer="layout" svg:width="3.807cm" svg:height="2.538cm" svg:x="14.287cm" svg:y="3.059cm">
          <text:p text:style-name="P5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65;p14" draw:style-name="gr3" draw:text-style-name="P4" draw:layer="layout" svg:width="2.675cm" svg:height="2.484cm" svg:x="14.916cm" svg:y="3.342cm">
          <text:p text:style-name="P5"><text:span text:style-name="T2">Model</text:span></text:p>
          <text:p text:style-name="P5"><text:span text:style-name="T2">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1" draw:layer="layout" svg:width="0.76cm" svg:height="0.698cm" svg:x="12.317cm" svg:y="2.654cm">
          <text:p/>
          <draw:enhanced-geometry draw:mirror-horizontal="false" draw:mirror-vertical="false" drawooo:sub-view-size="764 702" draw:text-areas="0 0 ?f0 ?f1" svg:viewBox="0 0 0 0" draw:type="ooxml-non-primitive" draw:enhanced-path="M 190 0 L 190 525 0 525 381 701 763 525 572 525 572 0 190 0 N">
            <draw:equation draw:name="f0" draw:formula="logwidth"/>
            <draw:equation draw:name="f1" draw:formula="logheight"/>
          </draw:enhanced-geometry>
        </draw:custom-shape>
        <draw:custom-shape draw:name="Google Shape;67;p14" draw:style-name="gr3" draw:text-style-name="P4" draw:layer="layout" svg:width="2.761cm" svg:height="0.99cm" svg:x="13.27cm" svg:y="6.506cm">
          <text:p text:style-name="P3"><text:span text:style-name="T1">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1" draw:text-style-name="P1" draw:layer="layout" svg:width="1.048cm" svg:height="2.244cm" draw:transform="rotate (-0.883311134434331) translate (13.763cm 5.532cm)">
          <text:p/>
          <draw:enhanced-geometry draw:mirror-horizontal="false" draw:mirror-vertical="false" drawooo:sub-view-size="764 1018" draw:text-areas="0 0 ?f0 ?f1" svg:viewBox="0 0 0 0" draw:type="ooxml-non-primitive" draw:enhanced-path="M 190 0 L 190 762 0 762 381 1017 763 762 572 762 572 0 190 0 N">
            <draw:equation draw:name="f0" draw:formula="logwidth"/>
            <draw:equation draw:name="f1" draw:formula="logheight"/>
          </draw:enhanced-geometry>
        </draw:custom-shape>
        <draw:custom-shape draw:name="Google Shape;69;p14" draw:style-name="gr5" draw:text-style-name="P6" draw:layer="layout" svg:width="3.553cm" svg:height="2.096cm" svg:x="15.03cm" svg:y="9.022cm">
          <text:p text:style-name="P3"><text:span text:style-name="T2">Train Error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70;p14" draw:style-name="gr4" draw:text-style-name="P6" draw:layer="layout" svg:width="2.343cm" svg:height="1.576cm" svg:x="11.525cm" svg:y="0.951cm">
          <text:p text:style-name="P5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frame draw:name="Google Shape;71;p14" draw:style-name="gr6" draw:text-style-name="P2" draw:layer="layout" svg:width="4.812cm" svg:height="4.793cm" svg:x="6.295cm" svg:y="2.123cm">
          <draw:image xlink:href="Pictures/10000000000000D0000000EFBEF6780013CC29B8.png" xlink:type="simple" xlink:show="embed" xlink:actuate="onLoad">
            <text:p/>
          </draw:image>
        </draw:frame>
        <draw:frame draw:name="Google Shape;72;p14" draw:style-name="gr6" draw:text-style-name="P2" draw:layer="layout" svg:width="4.812cm" svg:height="4.793cm" svg:x="6.295cm" svg:y="7.673cm">
          <draw:image xlink:href="Pictures/10000000000000D0000000EFBEF6780013CC29B8.png" xlink:type="simple" xlink:show="embed" xlink:actuate="onLoad">
            <text:p/>
          </draw:image>
        </draw:frame>
        <draw:frame draw:name="Google Shape;73;p14" draw:style-name="gr7" draw:text-style-name="P2" draw:layer="layout" svg:width="1.072cm" svg:height="4.793cm" svg:x="10.901cm" svg:y="7.673cm">
          <draw:image xlink:href="Pictures/10000000000000D0000000EFBEF6780013CC29B8.png" xlink:type="simple" xlink:show="embed" xlink:actuate="onLoad">
            <text:p/>
          </draw:image>
        </draw:frame>
        <draw:custom-shape draw:name="Google Shape;74;p14" draw:style-name="gr8" draw:text-style-name="P7" draw:layer="layout" svg:width="4.468cm" svg:height="4.616cm" svg:x="6.449cm" svg:y="7.76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2" draw:text-style-name="P2" draw:layer="layout" svg:width="0.327cm" svg:height="0.543cm" svg:x="10.333cm" svg:y="2.236cm">
          <draw:image xlink:href="Pictures/10000201000003200000052E23C6F0653AFCF712.png" xlink:type="simple" xlink:show="embed" xlink:actuate="onLoad">
            <text:p/>
          </draw:image>
        </draw:frame>
        <draw:frame draw:name="Google Shape;76;p14" draw:style-name="gr2" draw:text-style-name="P2" draw:layer="layout" svg:width="0.372cm" svg:height="0.704cm" svg:x="11.168cm" svg:y="7.715cm">
          <draw:image xlink:href="Pictures/1000020100000320000005E63FA341F3D58BF165.png" xlink:type="simple" xlink:show="embed" xlink:actuate="onLoad">
            <text:p/>
          </draw:image>
        </draw:frame>
        <draw:frame draw:name="Google Shape;77;p14" draw:style-name="gr2" draw:text-style-name="P2" draw:layer="layout" svg:width="0.327cm" svg:height="0.543cm" svg:x="10.333cm" svg:y="7.828cm">
          <draw:image xlink:href="Pictures/10000201000003200000052E23C6F0653AFCF712.png" xlink:type="simple" xlink:show="embed" xlink:actuate="onLoad">
            <text:p/>
          </draw:image>
        </draw:frame>
        <draw:custom-shape draw:name="Google Shape;78;p14" draw:style-name="gr9" draw:text-style-name="P4" draw:layer="layout" svg:width="4.303cm" svg:height="0.99cm" svg:x="6.55cm" svg:y="1.381cm">
          <text:p text:style-name="P3"><text:span text:style-name="T1">Dataset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9" draw:text-style-name="P4" draw:layer="layout" svg:width="4.303cm" svg:height="0.99cm" svg:x="6.234cm" svg:y="6.918cm">
          <text:p text:style-name="P3"><text:span text:style-name="T1">Dataset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4" draw:style-name="gr2" draw:text-style-name="P2" draw:layer="layout" svg:width="1.039cm" svg:height="0.704cm" svg:x="15.671cm" svg:y="4.277cm">
          <draw:image xlink:href="Pictures/10000201000003200000021EAD8D99531DB9050C.png" xlink:type="simple" xlink:show="embed" xlink:actuate="onLoad">
            <text:p/>
          </draw:image>
        </draw:frame>
        <presentation:notes draw:style-name="dp2">
          <draw:frame draw:name="Google Shape;56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1:notes" draw:style-name="gr10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Mpr1" draw:text-style-name="MP5" draw:layer="backgroundobjects" svg:width="23.666cm" svg:height="5.7cm" svg:x="0.866cm" svg:y="2.068cm" presentation:class="title" presentation:user-transformed="true">
        <draw:text-box>
          <text:p/>
        </draw:text-box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5.1.0.3$Linux_X86_64 LibreOffice_project/</meta:generator>
  </office:meta>
</office:document-meta>
</file>